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/>
    <style:font-face style:name="Calibri" svg:font-family="Calibri"/>
    <style:font-face style:name="Arial" svg:font-family="Arial"/>
    <style:font-face style:name="Calibri" svg:font-family="Calibri"/>
    <style:font-face style:name="Calibri" svg:font-family="Calibri"/>
    <style:font-face style:name="Arial" svg:font-family="Arial"/>
    <style:font-face style:name="Arial" svg:font-family="Arial"/>
    <style:font-face style:name="Arial" svg:font-family="Arial"/>
    <style:font-face style:name="Arial" svg:font-family="Arial"/>
  </office:font-face-decls>
  <office:automatic-styles>
    <style:style style:name="co7" style:family="table-column">
      <style:table-column-properties fo:break-before="auto" style:column-width="2.25cm"/>
    </style:style>
    <style:style style:name="ID0ECH" style:family="table-column">
      <style:table-column-properties style:column-width="2.28cm"/>
    </style:style>
    <style:style style:name="ID0EIH" style:family="table-column">
      <style:table-column-properties style:column-width="3.996cm"/>
    </style:style>
    <style:style style:name="ID0EOH" style:family="table-column">
      <style:table-column-properties style:column-width="0.392cm"/>
    </style:style>
    <style:style style:name="ID0EUH" style:family="table-column">
      <style:table-column-properties style:column-width="2.28cm"/>
    </style:style>
    <style:style style:name="ID0E1H" style:family="table-column">
      <style:table-column-properties style:column-width="4.706cm"/>
    </style:style>
    <style:style style:name="ID0EBAAC" style:family="table-column">
      <style:table-column-properties style:column-width="0.465cm"/>
    </style:style>
    <style:style style:name="ID0EHAAC" style:family="table-column">
      <style:table-column-properties style:column-width="2.28cm"/>
    </style:style>
    <style:style style:name="ID0ENAAC" style:family="table-column">
      <style:table-column-properties style:column-width="2.795cm"/>
    </style:style>
    <style:style style:name="co6" style:family="table-column">
      <style:table-column-properties fo:break-before="auto" style:column-width="2.25cm"/>
    </style:style>
    <style:style style:name="ID0E2F" style:family="table-column">
      <style:table-column-properties style:column-width="2.28cm"/>
    </style:style>
    <style:style style:name="co5" style:family="table-column">
      <style:table-column-properties fo:break-before="auto" style:column-width="2.25cm"/>
    </style:style>
    <style:style style:name="ID0EVE" style:family="table-column">
      <style:table-column-properties style:column-width="2.28cm"/>
    </style:style>
    <style:style style:name="ro7" style:family="table-row">
      <style:table-row-properties fo:break-before="auto" style:row-height="0.457cm"/>
    </style:style>
    <style:style style:name="ID0EUAAC" style:family="table-row">
      <style:table-row-properties fo:break-before="auto" style:row-height="0.45cm" style:use-optimal-row-height="true"/>
    </style:style>
    <style:style style:name="ID0EZAAC" style:family="table-row">
      <style:table-row-properties fo:break-before="auto" style:row-height="0.45cm" style:use-optimal-row-height="false"/>
    </style:style>
    <style:style style:name="ID0E6AAC" style:family="table-row">
      <style:table-row-properties fo:break-before="auto" style:row-height="0.926cm" style:use-optimal-row-height="true"/>
    </style:style>
    <style:style style:name="ID0E1BAC" style:family="table-row">
      <style:table-row-properties fo:break-before="auto" style:row-height="0.45cm" style:use-optimal-row-height="true"/>
    </style:style>
    <style:style style:name="ID0E6BAC" style:family="table-row">
      <style:table-row-properties fo:break-before="auto" style:row-height="0.45cm" style:use-optimal-row-height="false"/>
    </style:style>
    <style:style style:name="ID0EFCAC" style:family="table-row">
      <style:table-row-properties fo:break-before="auto" style:row-height="1.058cm" style:use-optimal-row-height="true"/>
    </style:style>
    <style:style style:name="ID0E3CAC" style:family="table-row">
      <style:table-row-properties fo:break-before="auto" style:row-height="0.529cm" style:use-optimal-row-height="true"/>
    </style:style>
    <style:style style:name="ID0ENDAC" style:family="table-row">
      <style:table-row-properties fo:break-before="auto" style:row-height="0.45cm" style:use-optimal-row-height="true"/>
    </style:style>
    <style:style style:name="ID0EEEAC" style:family="table-row">
      <style:table-row-properties fo:break-before="auto" style:row-height="0.45cm" style:use-optimal-row-height="true"/>
    </style:style>
    <style:style style:name="ID0E2EAC" style:family="table-row">
      <style:table-row-properties fo:break-before="auto" style:row-height="0.45cm" style:use-optimal-row-height="true"/>
    </style:style>
    <style:style style:name="ID0ESFAC" style:family="table-row">
      <style:table-row-properties fo:break-before="auto" style:row-height="0.45cm" style:use-optimal-row-height="true"/>
    </style:style>
    <style:style style:name="ID0EJGAC" style:family="table-row">
      <style:table-row-properties fo:break-before="auto" style:row-height="0.45cm" style:use-optimal-row-height="true"/>
    </style:style>
    <style:style style:name="ID0EAHAC" style:family="table-row">
      <style:table-row-properties fo:break-before="auto" style:row-height="0.45cm" style:use-optimal-row-height="true"/>
    </style:style>
    <style:style style:name="ro6" style:family="table-row">
      <style:table-row-properties fo:break-before="auto" style:row-height="0.457cm"/>
    </style:style>
    <style:style style:name="ro5" style:family="table-row">
      <style:table-row-properties fo:break-before="auto" style:row-height="0.457cm"/>
    </style:style>
    <number:currency-style xmlns:c="http://schemas.openxmlformats.org/drawingml/2006/chart" style:name="ID0EAKACP0">
      <number:currency-symbol number:language="en" number:country="US">$</number:currency-symbol>
      <number:number number:decimal-places="2" number:min-integer-digits="1" number:grouping="true"/>
    </number:currency-style>
    <number:currency-style xmlns:c="http://schemas.openxmlformats.org/drawingml/2006/chart" style:name="ID0EAKAC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>
        <number:embedded-text number:position="5">-</number:embedded-text>
      </number:number>
      <style:map style:condition="value()&gt;=0" style:apply-style-name="ID0EAKACP0"/>
    </number:currency-style>
    <style:style style:name="ID0EEAAE" style:family="table-cell" style:parent-style-name="Default">
      <style:text-properties fo:font-size="10" style:font-size-asian="10pt" style:font-size-complex="10pt" style:font-name-asian="Arial" style:font-name="Arial"/>
    </style:style>
    <style:style style:name="ID0ELAAE" style:family="table-cell" style:parent-style-name="Default">
      <style:text-properties fo:font-size="20" style:font-size-asian="20pt" style:font-size-complex="20pt" style:font-name-asian="Calibri" fo:color="#000000" style:font-name="Calibri"/>
    </style:style>
    <style:style style:name="ID0ETAAE" style:family="table-cell" style:parent-style-name="Default">
      <style:text-properties fo:font-weight="bold" fo:font-size="10" style:font-size-asian="10pt" style:font-size-complex="10pt" style:font-name-asian="Arial" style:font-name="Arial"/>
    </style:style>
    <style:style style:name="ID0E2AAE" style:family="table-cell" style:parent-style-name="Default">
      <style:text-properties fo:font-size="10" style:font-size-asian="10pt" style:font-size-complex="10pt" style:font-name-asian="Arial" style:font-name="Arial"/>
    </style:style>
    <style:style style:name="ID0ECBAE" style:family="table-cell" style:parent-style-name="Default">
      <style:text-properties fo:font-size="11" style:font-size-asian="11pt" style:font-size-complex="11pt" style:font-name-asian="Calibri" fo:color="#000000" style:font-name="Calibri"/>
    </style:style>
    <style:style style:name="ID0EKBAE" style:family="table-cell" style:parent-style-name="Default">
      <style:table-cell-properties style:vertical-align="bottom" fo:wrap-option="wrap"/>
      <style:paragraph-properties fo:text-align="center"/>
      <style:text-properties fo:font-weight="bold" fo:font-size="11" style:font-size-asian="11pt" style:font-size-complex="11pt" style:font-name-asian="Calibri" fo:color="#000000" style:font-name="Calibri"/>
    </style:style>
    <style:style style:name="ID0EWBAE" style:family="table-cell" style:parent-style-name="Default">
      <style:text-properties fo:font-size="10" style:font-size-asian="10pt" style:font-size-complex="10pt" style:font-name-asian="Arial" style:font-name="Arial"/>
    </style:style>
    <style:style style:name="ID0E4BAE" style:family="table-cell" style:parent-style-name="Default">
      <style:text-properties fo:font-weight="bold" fo:font-size="10" style:font-size-asian="10pt" style:font-size-complex="10pt" style:font-name-asian="Arial" style:font-name="Arial"/>
    </style:style>
    <style:style style:name="ID0EFCAE" style:family="table-cell" style:parent-style-name="Default">
      <style:text-properties fo:font-size="10" style:font-size-asian="10pt" style:font-size-complex="10pt" style:font-name-asian="Arial" style:font-name="Arial"/>
    </style:style>
    <style:style style:name="ID0EMCAE" style:family="table-cell" style:parent-style-name="Default">
      <style:table-cell-properties style:vertical-align="bottom" fo:wrap-option="wrap"/>
      <style:paragraph-properties fo:text-align="center"/>
      <style:text-properties fo:font-weight="bold" fo:font-size="11" style:font-size-asian="11pt" style:font-size-complex="11pt" style:font-name-asian="Calibri" fo:color="#000000" style:font-name="Calibri"/>
    </style:style>
    <style:style style:name="ID0ELXAE" style:family="table" style:master-page-name="Default">
      <style:table-properties/>
    </style:style>
    <style:style style:name="ID0EQXAE" style:family="table" style:master-page-name="Default">
      <style:table-properties/>
    </style:style>
    <style:style style:name="ID0EVXAE" style:family="table" style:master-page-name="Default">
      <style:table-properties/>
    </style:style>
    <style:style xmlns:v="urn:schemas-microsoft-com:vml" style:name="ID0EXHAC" style:family="table-cell" style:parent-style-name="Default">
      <style:map style:apply-style-name="ID0EEFAE" style:condition="cell-content()&gt;1000"/>
    </style:style>
    <style:style xmlns:v="urn:schemas-microsoft-com:vml" style:name="ID0EDIAC" style:family="table-cell" style:parent-style-name="Default">
      <style:map style:apply-style-name="ID0E4EAE" style:condition="cell-content-is-between(1000,4500)"/>
    </style:style>
    <style:style xmlns:v="urn:schemas-microsoft-com:vml" style:name="ID0EPIAC" style:family="table-cell" style:parent-style-name="Default">
      <style:map style:apply-style-name="ID0EBEAE" style:condition="cell-content()&lt;500"/>
    </style:style>
    <style:style xmlns:v="urn:schemas-microsoft-com:vml" style:family="table-cell" style:name="ID0EXHAC3" style:parent-style-name="Default">
      <style:text-properties fo:font-size="10" style:font-size-asian="10pt" style:font-size-complex="10pt" style:font-name-asian="Arial" style:font-name="Arial"/>
      <style:map style:apply-style-name="ID0EEFAE" style:condition="cell-content()&gt;1000"/>
    </style:style>
    <style:style xmlns:v="urn:schemas-microsoft-com:vml" style:family="table-cell" style:name="ID0EDIAC6" style:parent-style-name="Default">
      <style:text-properties fo:font-size="10" style:font-size-asian="10pt" style:font-size-complex="10pt" style:font-name-asian="Arial" style:font-name="Arial"/>
      <style:map style:apply-style-name="ID0E4EAE" style:condition="cell-content-is-between(1000,4500)"/>
    </style:style>
    <style:style xmlns:v="urn:schemas-microsoft-com:vml" style:family="table-cell" style:name="ID0EPIAC8" style:parent-style-name="Default">
      <style:text-properties fo:font-size="10" style:font-size-asian="10pt" style:font-size-complex="10pt" style:font-name-asian="Arial" style:font-name="Arial"/>
      <style:map style:apply-style-name="ID0EBEAE" style:condition="cell-content()&lt;500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Sheet1" table:style-name="ID0ELXAE">
        <table:table-column table:style-name="ID0ECH" table:default-cell-style-name="ID0EEAAE"/>
        <table:table-column table:style-name="ID0EIH" table:default-cell-style-name="ID0EEAAE"/>
        <table:table-column table:style-name="ID0EOH" table:default-cell-style-name="ID0EEAAE"/>
        <table:table-column table:style-name="ID0EUH" table:default-cell-style-name="ID0EEAAE"/>
        <table:table-column table:style-name="ID0E1H" table:default-cell-style-name="ID0EEAAE"/>
        <table:table-column table:style-name="ID0EBAAC" table:default-cell-style-name="ID0EEAAE"/>
        <table:table-column table:style-name="ID0EHAAC" table:default-cell-style-name="ID0EEAAE"/>
        <table:table-column table:style-name="ID0ENAAC" table:default-cell-style-name="ID0EEAAE"/>
        <table:table-column table:style-name="co7" table:number-columns-repeated="248" table:default-cell-style-name="ID0EEAAE"/>
        <table:table-row table:style-name="ID0EUAAC">
          <table:table-cell table:number-columns-repeated="256"/>
        </table:table-row>
        <table:table-row table:style-name="ID0EZAAC">
          <table:table-cell table:number-columns-repeated="256"/>
        </table:table-row>
        <table:table-row table:style-name="ID0E6AAC">
          <table:table-cell table:number-columns-repeated="1"/>
          <table:table-cell table:style-name="ID0ELAAE" office:value-type="string">
            <text:p>Conditional Formatting Test</text:p>
          </table:table-cell>
          <table:table-cell table:style-name="ID0ECBAE"/>
          <table:table-cell table:style-name="ID0ECBAE"/>
          <table:table-cell table:style-name="ID0ECBAE"/>
          <table:table-cell table:style-name="ID0ECBAE"/>
          <table:table-cell table:number-columns-repeated="250"/>
        </table:table-row>
        <table:table-row table:style-name="ID0E1BAC">
          <table:table-cell table:number-columns-repeated="256"/>
        </table:table-row>
        <table:table-row table:style-name="ID0E6BAC">
          <table:table-cell table:number-columns-repeated="256"/>
        </table:table-row>
        <table:table-row table:style-name="ID0EFCAC">
          <table:table-cell table:number-columns-repeated="1"/>
          <table:table-cell table:style-name="ID0ETAAE" office:value-type="string">
            <text:p>Greater Than 1000</text:p>
          </table:table-cell>
          <table:table-cell table:number-columns-repeated="2"/>
          <table:table-cell table:style-name="ID0EMCAE" office:value-type="string">
            <text:p>Between 1000
and 4500</text:p>
          </table:table-cell>
          <table:table-cell table:number-columns-repeated="2"/>
          <table:table-cell table:style-name="ID0E4BAE" office:value-type="string">
            <text:p>Less than 500</text:p>
          </table:table-cell>
          <table:table-cell table:number-columns-repeated="248"/>
        </table:table-row>
        <table:table-row table:style-name="ID0E3CAC">
          <table:table-cell table:number-columns-repeated="1"/>
          <table:table-cell table:style-name="ID0ETAAE"/>
          <table:table-cell table:number-columns-repeated="2"/>
          <table:table-cell table:style-name="ID0EKBAE"/>
          <table:table-cell table:number-columns-repeated="2"/>
          <table:table-cell table:style-name="ID0E4BAE"/>
          <table:table-cell table:number-columns-repeated="248"/>
        </table:table-row>
        <table:table-row table:style-name="ID0ENDAC">
          <table:table-cell table:number-columns-repeated="1"/>
          <table:table-cell table:style-name="ID0EXHAC3" office:value-type="float" office:value="1222">
            <text:p>1222</text:p>
          </table:table-cell>
          <table:table-cell table:number-columns-repeated="2"/>
          <table:table-cell table:style-name="ID0EDIAC6" office:value-type="float" office:value="3200">
            <text:p>3200</text:p>
          </table:table-cell>
          <table:table-cell table:number-columns-repeated="2"/>
          <table:table-cell table:style-name="ID0EPIAC8" office:value-type="float" office:value="45">
            <text:p>45</text:p>
          </table:table-cell>
          <table:table-cell table:number-columns-repeated="248"/>
        </table:table-row>
        <table:table-row table:style-name="ID0EEEAC">
          <table:table-cell table:number-columns-repeated="1"/>
          <table:table-cell table:style-name="ID0EXHAC3" office:value-type="float" office:value="1455">
            <text:p>1455</text:p>
          </table:table-cell>
          <table:table-cell table:number-columns-repeated="2"/>
          <table:table-cell table:style-name="ID0EDIAC6" office:value-type="float" office:value="4356">
            <text:p>4356</text:p>
          </table:table-cell>
          <table:table-cell table:number-columns-repeated="2"/>
          <table:table-cell table:style-name="ID0EPIAC8" office:value-type="float" office:value="560">
            <text:p>560</text:p>
          </table:table-cell>
          <table:table-cell table:number-columns-repeated="248"/>
        </table:table-row>
        <table:table-row table:style-name="ID0E2EAC">
          <table:table-cell table:number-columns-repeated="1"/>
          <table:table-cell table:style-name="ID0EXHAC3" office:value-type="float" office:value="100">
            <text:p>100</text:p>
          </table:table-cell>
          <table:table-cell table:number-columns-repeated="2"/>
          <table:table-cell table:style-name="ID0EDIAC6" office:value-type="float" office:value="4780">
            <text:p>4780</text:p>
          </table:table-cell>
          <table:table-cell table:number-columns-repeated="2"/>
          <table:table-cell table:style-name="ID0EPIAC8" office:value-type="float" office:value="324">
            <text:p>324</text:p>
          </table:table-cell>
          <table:table-cell table:number-columns-repeated="248"/>
        </table:table-row>
        <table:table-row table:style-name="ID0ESFAC">
          <table:table-cell table:number-columns-repeated="1"/>
          <table:table-cell table:style-name="ID0EXHAC3" office:value-type="float" office:value="345">
            <text:p>345</text:p>
          </table:table-cell>
          <table:table-cell table:number-columns-repeated="2"/>
          <table:table-cell table:style-name="ID0EDIAC6" office:value-type="float" office:value="1233">
            <text:p>1233</text:p>
          </table:table-cell>
          <table:table-cell table:number-columns-repeated="2"/>
          <table:table-cell table:style-name="ID0EPIAC8" office:value-type="float" office:value="432">
            <text:p>432</text:p>
          </table:table-cell>
          <table:table-cell table:number-columns-repeated="248"/>
        </table:table-row>
        <table:table-row table:style-name="ID0EJGAC">
          <table:table-cell table:number-columns-repeated="1"/>
          <table:table-cell table:style-name="ID0EXHAC3" office:value-type="float" office:value="1001">
            <text:p>1001</text:p>
          </table:table-cell>
          <table:table-cell table:number-columns-repeated="2"/>
          <table:table-cell table:style-name="ID0EDIAC6" office:value-type="float" office:value="345">
            <text:p>345</text:p>
          </table:table-cell>
          <table:table-cell table:number-columns-repeated="2"/>
          <table:table-cell table:style-name="ID0EPIAC8" office:value-type="float" office:value="670">
            <text:p>670</text:p>
          </table:table-cell>
          <table:table-cell table:number-columns-repeated="248"/>
        </table:table-row>
        <table:table-row table:style-name="ID0EAHAC">
          <table:table-cell table:number-columns-repeated="1"/>
          <table:table-cell table:style-name="ID0EXHAC3" office:value-type="float" office:value="432">
            <text:p>432</text:p>
          </table:table-cell>
          <table:table-cell table:number-columns-repeated="2"/>
          <table:table-cell table:style-name="ID0EDIAC6" office:value-type="float" office:value="678">
            <text:p>678</text:p>
          </table:table-cell>
          <table:table-cell table:number-columns-repeated="2"/>
          <table:table-cell table:style-name="ID0EPIAC8" office:value-type="float" office:value="879">
            <text:p>879</text:p>
          </table:table-cell>
          <table:table-cell table:number-columns-repeated="248"/>
        </table:table-row>
      </table:table>
      <table:table table:name="Sheet2" table:style-name="ID0EQXAE">
        <table:table-column table:style-name="ID0E2F" table:default-cell-style-name="ID0EEAAE"/>
        <table:table-column table:style-name="co6" table:number-columns-repeated="255" table:default-cell-style-name="ID0EEAAE"/>
        <table:table-row table:style-name="ro6" table:number-rows-repeated="65536">
          <table:table-cell table:number-columns-repeated="256"/>
        </table:table-row>
      </table:table>
      <table:table table:name="Sheet3" table:style-name="ID0EVXAE">
        <table:table-column table:style-name="ID0EVE" table:default-cell-style-name="ID0EEAAE"/>
        <table:table-column table:style-name="co5" table:number-columns-repeated="255" table:default-cell-style-name="ID0EEAAE"/>
        <table:table-row table:style-name="ro5" table:number-rows-repeated="65536">
          <table:table-cell table:number-columns-repeated="256"/>
        </table:table-row>
      </table:table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>
  <office:font-face-decls>
    <style:font-face style:name="Arial" svg:font-family="Arial"/>
    <style:font-face style:name="Calibri" svg:font-family="Calibri"/>
    <style:font-face style:name="Arial" svg:font-family="Arial"/>
    <style:font-face style:name="Calibri" svg:font-family="Calibri"/>
    <style:font-face style:name="Calibri" svg:font-family="Calibri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</office:font-face-decls>
  <office:styles>
    <style:style style:name="Default" style:family="table-cell">
      <style:text-properties fo:font-size="10" style:font-size-asian="10pt" style:font-size-complex="10pt" style:font-name-asian="Arial" style:font-name="Arial"/>
    </style:style>
    <style:style xmlns:number="urn:oasis:names:tc:opendocument:xmlns:datastyle:1.0" xmlns:v="urn:schemas-microsoft-com:vml" style:name="ID0EBEAE" style:family="table-cell">
      <style:text-properties/>
      <style:table-cell-properties fo:background-color="#00B050"/>
    </style:style>
    <style:style xmlns:number="urn:oasis:names:tc:opendocument:xmlns:datastyle:1.0" xmlns:v="urn:schemas-microsoft-com:vml" style:name="ID0EIEAE" style:family="table-cell">
      <style:text-properties/>
      <style:table-cell-properties fo:background-color="#00B0F0"/>
    </style:style>
    <style:style xmlns:number="urn:oasis:names:tc:opendocument:xmlns:datastyle:1.0" xmlns:v="urn:schemas-microsoft-com:vml" style:name="ID0EPEAE" style:family="table-cell">
      <style:text-properties fo:font-size="10" style:font-size-asian="10pt" style:font-size-complex="10pt" style:font-name-asian="Arial" style:font-name="Arial"/>
      <style:table-cell-properties fo:background-color="#FF3366"/>
    </style:style>
    <style:style xmlns:number="urn:oasis:names:tc:opendocument:xmlns:datastyle:1.0" xmlns:v="urn:schemas-microsoft-com:vml" style:name="ID0E4EAE" style:family="table-cell">
      <style:text-properties/>
      <style:table-cell-properties fo:background-color="#00B0F0"/>
    </style:style>
    <style:style xmlns:number="urn:oasis:names:tc:opendocument:xmlns:datastyle:1.0" xmlns:v="urn:schemas-microsoft-com:vml" style:name="ID0EEFAE" style:family="table-cell">
      <style:text-properties fo:font-size="10" style:font-size-asian="10pt" style:font-size-complex="10pt" style:font-name-asian="Arial" style:font-name="Arial"/>
      <style:table-cell-properties fo:background-color="#FF3366"/>
    </style:style>
    <style:style xmlns:number="urn:oasis:names:tc:opendocument:xmlns:datastyle:1.0" xmlns:v="urn:schemas-microsoft-com:vml" style:name="ID0ESFAE" style:family="table-cell">
      <style:text-properties fo:font-size="10" style:font-size-asian="10pt" style:font-size-complex="10pt" style:font-name-asian="Arial" style:font-name="Arial"/>
      <style:table-cell-properties fo:background-color="#FF3366"/>
    </style:style>
    <style:style xmlns:number="urn:oasis:names:tc:opendocument:xmlns:datastyle:1.0" xmlns:v="urn:schemas-microsoft-com:vml" style:name="ID0EAGAE" style:family="table-cell">
      <style:text-properties fo:font-size="10" style:font-size-asian="10pt" style:font-size-complex="10pt" style:font-name-asian="Arial" style:font-name="Arial"/>
      <style:table-cell-properties fo:background-color="#FF3366"/>
    </style:style>
  </office:styles>
  <office:automatic-styles>
    <style:page-layout style:name="pm1">
      <style:page-layout-properties fo:margin-top="0.762cm" fo:margin-bottom="0.762cm" fo:margin-left="1.778cm" fo:margin-right="1.778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  <style:style style:name="ID0ECJAC_CP1-1" style:family="text">
      <style:text-properties fo:color="#000000" style:font-name="Arial" fo:font-size="10pt"/>
    </style:style>
    <style:style style:name="ID0EDJAC_CP1-1" style:family="text">
      <style:text-properties fo:color="#000000" style:font-name="Arial" fo:font-size="10pt"/>
    </style:style>
  </office:automatic-styles>
  <office:master-styles>
    <style:master-page style:name="Default" style:page-layout-name="pm1">
      <style:header>
        <text:p><text:span text:style-name="ID0ECJAC_CP1-1"><text:sheet-name>???</text:sheet-name></text:span></text:p>
      </style:header>
      <style:header-left style:display="false"/>
      <style:footer>
        <text:p><text:span text:style-name="ID0EDJAC_CP1-1">Page </text:span><text:span text:style-name="ID0EDJAC_CP1-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OpenXML/ODF Translator v2.5 2.0.0</meta:generator>
    <meta:creation-date>2008-11-28T15:25:27Z</meta:creation-date>
    <dc:creator xmlns:dc="http://purl.org/dc/elements/1.1/">smita.sen</dc:creator>
    <dc:date xmlns:dc="http://purl.org/dc/elements/1.1/">2008-11-28T10:17:51Z</dc:date>
    <meta:editing-cycles>3</meta:editing-cycles>
    <meta:document-statistic/>
    <meta:editing-duration>PT0H19M0S</meta:editing-duration>
  </office:meta>
</office:document-meta>
</file>